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72543" officeooo:paragraph-rsid="00072543"/>
    </style:style>
    <style:style style:name="P2" style:family="paragraph" style:parent-style-name="Standard">
      <style:text-properties officeooo:rsid="0007389d" officeooo:paragraph-rsid="0007389d"/>
    </style:style>
    <style:style style:name="P3" style:family="paragraph" style:parent-style-name="Standard">
      <style:text-properties officeooo:rsid="000a351d" officeooo:paragraph-rsid="000a351d"/>
    </style:style>
    <style:style style:name="P4" style:family="paragraph" style:parent-style-name="Standard">
      <style:text-properties officeooo:rsid="000a351d" officeooo:paragraph-rsid="0012f446"/>
    </style:style>
    <style:style style:name="P5" style:family="paragraph" style:parent-style-name="Standard">
      <style:text-properties fo:font-size="14pt" fo:font-weight="bold" officeooo:rsid="001989e6" officeooo:paragraph-rsid="001989e6" style:font-size-asian="14pt" style:font-weight-asian="bold" style:font-size-complex="14pt" style:font-weight-complex="bold"/>
    </style:style>
    <style:style style:name="P6" style:family="paragraph" style:parent-style-name="Standard">
      <style:text-properties fo:font-weight="bold" officeooo:rsid="001989e6" officeooo:paragraph-rsid="001989e6" style:font-weight-asian="bold" style:font-weight-complex="bold"/>
    </style:style>
    <style:style style:name="P7" style:family="paragraph" style:parent-style-name="Standard">
      <style:text-properties fo:font-weight="bold" officeooo:rsid="001bfcf9" officeooo:paragraph-rsid="001bfcf9" style:font-weight-asian="bold" style:font-weight-complex="bold"/>
    </style:style>
    <style:style style:name="P8" style:family="paragraph" style:parent-style-name="Standard">
      <style:text-properties fo:font-weight="bold" officeooo:rsid="001bfcf9" officeooo:paragraph-rsid="001e24bb" style:font-weight-asian="bold" style:font-weight-complex="bold"/>
    </style:style>
    <style:style style:name="P9" style:family="paragraph" style:parent-style-name="Standard">
      <style:text-properties fo:font-weight="bold" officeooo:rsid="001bfcf9" officeooo:paragraph-rsid="00246076" style:font-weight-asian="bold" style:font-weight-complex="bold"/>
    </style:style>
    <style:style style:name="P10" style:family="paragraph" style:parent-style-name="Standard">
      <style:text-properties fo:font-weight="normal" officeooo:rsid="001dcf70" officeooo:paragraph-rsid="001e24bb" style:font-weight-asian="normal" style:font-weight-complex="normal"/>
    </style:style>
    <style:style style:name="P11" style:family="paragraph" style:parent-style-name="Standard">
      <style:text-properties fo:font-weight="normal" officeooo:rsid="001dcf70" officeooo:paragraph-rsid="00246076" style:font-weight-asian="normal" style:font-weight-complex="normal"/>
    </style:style>
    <style:style style:name="P12" style:family="paragraph" style:parent-style-name="Standard">
      <style:text-properties fo:font-weight="normal" officeooo:rsid="001dcf70" officeooo:paragraph-rsid="002584c0" style:font-weight-asian="normal" style:font-weight-complex="normal"/>
    </style:style>
    <style:style style:name="P13" style:family="paragraph" style:parent-style-name="Standard">
      <style:text-properties style:use-window-font-color="true" style:font-name="Liberation Mono" fo:font-size="10pt" fo:font-weight="normal" officeooo:rsid="001dcf70" officeooo:paragraph-rsid="001dcf70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use-window-font-color="true" fo:font-weight="normal" officeooo:rsid="001dcf70" officeooo:paragraph-rsid="001dcf70" style:font-weight-asian="normal" style:font-weight-complex="normal"/>
    </style:style>
    <style:style style:name="P15" style:family="paragraph" style:parent-style-name="Standard">
      <style:text-properties style:use-window-font-color="true" fo:font-weight="normal" officeooo:rsid="00246076" officeooo:paragraph-rsid="00246076" style:font-weight-asian="normal" style:font-weight-complex="normal"/>
    </style:style>
    <style:style style:name="P16" style:family="paragraph" style:parent-style-name="Preformatted_20_Text">
      <style:text-properties style:use-window-font-color="true" fo:font-weight="normal" officeooo:rsid="0007389d" officeooo:paragraph-rsid="0007389d" style:font-weight-asian="normal" style:font-weight-complex="normal"/>
    </style:style>
    <style:style style:name="P17" style:family="paragraph" style:parent-style-name="Preformatted_20_Text">
      <style:text-properties style:use-window-font-color="true" fo:font-weight="normal" officeooo:rsid="0007389d" officeooo:paragraph-rsid="000a351d" style:font-weight-asian="normal" style:font-weight-complex="normal"/>
    </style:style>
    <style:style style:name="P18" style:family="paragraph" style:parent-style-name="Preformatted_20_Text">
      <style:text-properties style:use-window-font-color="true" fo:font-weight="normal" officeooo:rsid="0007389d" officeooo:paragraph-rsid="001e0d32" style:font-weight-asian="normal" style:font-weight-complex="normal"/>
    </style:style>
    <style:style style:name="P19" style:family="paragraph" style:parent-style-name="Preformatted_20_Text">
      <style:text-properties style:use-window-font-color="true" fo:font-weight="normal" officeooo:rsid="0007389d" officeooo:paragraph-rsid="002584c0" style:font-weight-asian="normal" style:font-weight-complex="normal"/>
    </style:style>
    <style:style style:name="P20" style:family="paragraph" style:parent-style-name="Preformatted_20_Text">
      <style:text-properties style:use-window-font-color="true" fo:font-weight="normal" officeooo:rsid="000a351d" officeooo:paragraph-rsid="000a351d" style:font-weight-asian="normal" style:font-weight-complex="normal"/>
    </style:style>
    <style:style style:name="P21" style:family="paragraph" style:parent-style-name="Preformatted_20_Text">
      <style:text-properties style:use-window-font-color="true" fo:font-weight="normal" officeooo:rsid="000b1aa9" officeooo:paragraph-rsid="000a351d" style:font-weight-asian="normal" style:font-weight-complex="normal"/>
    </style:style>
    <style:style style:name="P22" style:family="paragraph" style:parent-style-name="Preformatted_20_Text">
      <style:text-properties style:use-window-font-color="true" style:font-name="Liberation Mono" fo:font-size="10pt" fo:font-weight="normal" officeooo:rsid="001dcf70" officeooo:paragraph-rsid="001dcf70" style:font-size-asian="10pt" style:font-weight-asian="normal" style:font-size-complex="10pt" style:font-weight-complex="normal"/>
    </style:style>
    <style:style style:name="P23" style:family="paragraph" style:parent-style-name="Preformatted_20_Text">
      <style:text-properties style:use-window-font-color="true" style:font-name="Liberation Mono" fo:font-size="10pt" fo:font-weight="normal" officeooo:rsid="001dcf70" officeooo:paragraph-rsid="001e24bb" style:font-size-asian="10pt" style:font-weight-asian="normal" style:font-size-complex="10pt" style:font-weight-complex="normal"/>
    </style:style>
    <style:style style:name="P24" style:family="paragraph" style:parent-style-name="Preformatted_20_Text">
      <style:text-properties style:use-window-font-color="true" style:font-name="Liberation Mono" fo:font-size="10pt" fo:font-weight="normal" officeooo:rsid="001bfcf9" officeooo:paragraph-rsid="001e24bb" style:font-size-asian="10pt" style:font-weight-asian="normal" style:font-size-complex="10pt" style:font-weight-complex="normal"/>
    </style:style>
    <style:style style:name="P25" style:family="paragraph" style:parent-style-name="Preformatted_20_Text">
      <style:text-properties style:use-window-font-color="true" style:font-name="Liberation Mono" fo:font-size="10pt" fo:font-weight="normal" officeooo:rsid="0007389d" officeooo:paragraph-rsid="001e24bb" style:font-size-asian="10pt" style:font-weight-asian="normal" style:font-size-complex="10pt" style:font-weight-complex="normal"/>
    </style:style>
    <style:style style:name="P26" style:family="paragraph" style:parent-style-name="Preformatted_20_Text">
      <style:text-properties style:use-window-font-color="true" style:font-name="Liberation Mono" fo:font-size="10pt" fo:font-weight="normal" officeooo:rsid="00246076" officeooo:paragraph-rsid="00246076" style:font-size-asian="10pt" style:font-weight-asian="normal" style:font-size-complex="10pt" style:font-weight-complex="normal"/>
    </style:style>
    <style:style style:name="P27" style:family="paragraph" style:parent-style-name="Preformatted_20_Text">
      <style:text-properties fo:font-weight="normal" officeooo:rsid="0007389d" officeooo:paragraph-rsid="000b1aa9" style:font-weight-asian="normal" style:font-weight-complex="normal"/>
    </style:style>
    <style:style style:name="P28" style:family="paragraph" style:parent-style-name="Preformatted_20_Text">
      <style:text-properties fo:font-weight="normal" officeooo:rsid="0007389d" officeooo:paragraph-rsid="00246076" style:font-weight-asian="normal" style:font-weight-complex="normal"/>
    </style:style>
    <style:style style:name="T1" style:family="text">
      <style:text-properties officeooo:rsid="001989e6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officeooo:rsid="001989e6"/>
    </style:style>
    <style:style style:name="T4" style:family="text">
      <style:text-properties style:use-window-font-color="true" officeooo:rsid="001e24bb"/>
    </style:style>
    <style:style style:name="T5" style:family="text">
      <style:text-properties style:use-window-font-color="true" officeooo:rsid="001ff6c6"/>
    </style:style>
    <style:style style:name="T6" style:family="text">
      <style:text-properties style:use-window-font-color="true" style:font-name="Liberation Mono" fo:font-size="10pt" style:font-size-asian="10pt" style:font-size-complex="10pt"/>
    </style:style>
    <style:style style:name="T7" style:family="text">
      <style:text-properties style:use-window-font-color="true" style:font-name="Liberation Mono" fo:font-size="10pt" officeooo:rsid="0021a38a" style:font-size-asian="10pt" style:font-size-complex="10pt"/>
    </style:style>
    <style:style style:name="T8" style:family="text">
      <style:text-properties style:use-window-font-color="true" style:font-name="Liberation Mono" fo:font-size="10pt" officeooo:rsid="00246076" style:font-size-asian="10pt" style:font-size-complex="10pt"/>
    </style:style>
    <style:style style:name="T9" style:family="text">
      <style:text-properties style:use-window-font-color="true" officeooo:rsid="00246076"/>
    </style:style>
    <style:style style:name="T10" style:family="text">
      <style:text-properties style:font-name="Liberation Mono" fo:font-size="10pt" style:font-size-asian="10pt" style:font-size-complex="10pt"/>
    </style:style>
    <style:style style:name="T11" style:family="text">
      <style:text-properties style:font-name="Liberation Mono" fo:font-size="10pt" officeooo:rsid="0021a38a" style:font-size-asian="10pt" style:font-size-complex="10pt"/>
    </style:style>
    <style:style style:name="T12" style:family="text">
      <style:text-properties officeooo:rsid="002584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ncryption of properties with Jasypt</text:p>
      <text:p text:style-name="P4"/>
      <text:p text:style-name="P7">Setup Spring Boot Application</text:p>
      <text:p text:style-name="P7"/>
      <text:p text:style-name="P14">1. Add Jasypt dependency to POM</text:p>
      <text:p text:style-name="P22">&lt;!-- https://mvnrepository.com/artifact/com.github.ulisesbocchio/jasypt-spring-boot-starter --&gt;</text:p>
      <text:p text:style-name="P13">&lt;dependency&gt;</text:p>
      <text:p text:style-name="P13"><text:s text:c="4"/>&lt;groupId&gt;com.github.ulisesbocchio&lt;/groupId&gt;</text:p>
      <text:p text:style-name="P13"><text:s text:c="4"/>&lt;artifactId&gt;jasypt-spring-boot-starter&lt;/artifactId&gt;</text:p>
      <text:p text:style-name="P13"><text:s text:c="4"/>&lt;version&gt;2.0.0&lt;/version&gt;</text:p>
      <text:p text:style-name="P23">&lt;/dependency&gt;</text:p>
      <text:p text:style-name="P8"/>
      <text:p text:style-name="P10"><text:span text:style-name="T4">2</text:span><text:span text:style-name="T2">. Add </text:span><text:span text:style-name="T4">Annotation to Application class</text:span></text:p>
      <text:p text:style-name="P24">@EnableEncryptableProperties</text:p>
      <text:p text:style-name="P8"/>
      <text:p text:style-name="P10"><text:span text:style-name="T4">3</text:span><text:span text:style-name="T2">. </text:span><text:span text:style-name="T5">Put encrypted property in property file</text:span></text:p>
      <text:p text:style-name="P28"><text:span text:style-name="T7">encryptedProperty: </text:span><text:span text:style-name="T6">ENC(23ClLWiedLx8v6XT6Wk+Bg==)</text:span></text:p>
      <text:p text:style-name="P9"/>
      <text:p text:style-name="P11"><text:span text:style-name="T9">4</text:span><text:span text:style-name="T2">. </text:span><text:span text:style-name="T9">Pass encryption key to application</text:span></text:p>
      <text:p text:style-name="P15">RMB on Project =&gt; Run As =&gt; Run Configurations</text:p>
      <text:p text:style-name="P15">Choose Spring Boot App configuration and choose ‘Arguments’ Tab</text:p>
      <text:p text:style-name="P15">Add following option to VM Arguments:</text:p>
      <text:p text:style-name="P28"><text:span text:style-name="T6">-Djasypt.encryptor.password=</text:span><text:span text:style-name="T8">ENCRYPTION_KEY</text:span></text:p>
      <text:p text:style-name="P25"/>
      <text:p text:style-name="P26"/>
      <text:p text:style-name="P6"/>
      <text:p text:style-name="P6">Encrypt and decrypt properties</text:p>
      <text:p text:style-name="P1"/>
      <text:p text:style-name="P2">1. Move to project location:</text:p>
      <text:p text:style-name="P16">cd /home/adam/Development/repos/java/master-data</text:p>
      <text:p text:style-name="P2"/>
      <text:p text:style-name="P3">2. <text:span text:style-name="T1">Encrypt property</text:span></text:p>
      <text:p text:style-name="P17">./tools/jasypt/bin/encrypt.sh input=PROPERTY_VALUE password=ENCRYPTION_KEY</text:p>
      <text:p text:style-name="P17"/>
      <text:p text:style-name="P12"><text:span text:style-name="T4">3</text:span><text:span text:style-name="T2">. </text:span><text:span text:style-name="T5">Put encrypted property in property file</text:span></text:p>
      <text:p text:style-name="P19"><text:span text:style-name="T11">encryptedProperty: </text:span><text:span text:style-name="T10">ENC(23ClLWiedLx8v6XT6Wk+Bg==)</text:span></text:p>
      <text:p text:style-name="P18"/>
      <text:p text:style-name="P3"><text:span text:style-name="T12">4</text:span>. <text:span text:style-name="T1">Decrypt property</text:span></text:p>
      <text:p text:style-name="P27"><text:span text:style-name="T2">./tools/jasypt/bin/decrypt.sh input=</text:span><text:span text:style-name="T3">ENCRYPTED_PROPERTY_VALUE</text:span><text:span text:style-name="T2"> password=ENCRYPTION_KEY</text:span></text:p>
      <text:p text:style-name="P21"/>
      <text:p text:style-name="P17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23:37:54.352936347</meta:creation-date>
    <dc:date>2019-03-16T14:25:12.649617570</dc:date>
    <meta:editing-duration>PT37M43S</meta:editing-duration>
    <meta:editing-cycles>26</meta:editing-cycles>
    <meta:generator>LibreOffice/6.0.7.3$Linux_X86_64 LibreOffice_project/00m0$Build-3</meta:generator>
    <meta:document-statistic meta:table-count="0" meta:image-count="0" meta:object-count="0" meta:page-count="1" meta:paragraph-count="27" meta:word-count="103" meta:character-count="1119" meta:non-whitespace-character-count="1032"/>
  </office:meta>
</office:document-meta>
</file>